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middle" fo:wrap-option="wrap"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middle" style:repeat-content="false"/>
      <style:paragraph-properties fo:text-align="center"/>
    </style:style>
    <style:style style:name="ce7" style:family="table-cell" style:parent-style-name="Default" style:data-style-name="N0">
      <style:table-cell-properties style:vertical-align="middle"/>
    </style:style>
    <style:style style:name="ce8" style:family="table-cell" style:parent-style-name="Default" style:data-style-name="N0">
      <style:table-cell-properties fo:border="thin solid #000000" style:vertical-align="middle" fo:wrap-option="wrap" fo:background-color="#9BC2E6" style:repeat-content="false"/>
      <style:paragraph-properties fo:text-align="center"/>
      <style:text-properties style:font-name="Times New Roman" style:font-name-asian="Times New Roman" style:font-name-complex="Times New Roman" fo:font-size="12pt" style:font-size-asian="12pt" style:font-size-complex="12pt" fo:font-weight="bold" style:font-weight-asian="bold" style:font-weight-complex="bold"/>
    </style:style>
    <style:style style:name="ce9" style:family="table-cell" style:parent-style-name="Default" style:data-style-name="N0">
      <style:table-cell-properties fo:border="thin solid #000000" style:vertical-align="middle" fo:wrap-option="wrap" fo:background-color="#9BC2E6" style:repeat-content="false"/>
      <style:paragraph-properties fo:text-align="center"/>
      <style:text-properties fo:color="#000000" style:font-name="Times New Roman" style:font-name-asian="Times New Roman" style:font-name-complex="Times New Roman" fo:font-size="12pt" style:font-size-asian="12pt" style:font-size-complex="12pt" fo:font-weight="bold" style:font-weight-asian="bold" style:font-weight-complex="bold"/>
    </style:style>
    <style:style style:name="ce10" style:family="table-cell" style:parent-style-name="Default" style:data-style-name="N0">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2pt" style:font-size-asian="12pt" style:font-size-complex="12pt"/>
    </style:style>
    <style:style style:name="ce1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style>
    <style:style style:name="ce12" style:family="table-cell" style:parent-style-name="Default" style:data-style-name="N0">
      <style:table-cell-properties fo:border="thin solid #000000" style:vertical-align="middle" fo:wrap-option="wrap" style:repeat-content="false"/>
      <style:paragraph-properties fo:text-align="start" fo:margin-left="0cm"/>
      <style:text-properties fo:color="#000000" style:font-name="Times New Roman" style:font-name-asian="Times New Roman" style:font-name-complex="Times New Roman" fo:font-size="12pt" style:font-size-asian="12pt" style:font-size-complex="12pt"/>
    </style:style>
    <style:style style:name="ce13" style:family="table-cell" style:parent-style-name="Default" style:data-style-name="N0">
      <style:table-cell-properties fo:border="thin solid #000000" style:vertical-align="middle" fo:wrap-option="wrap"/>
      <style:text-properties style:font-name="Times New Roman" style:font-name-asian="Times New Roman" style:font-name-complex="Times New Roman" fo:font-size="12pt" style:font-size-asian="12pt" style:font-size-complex="12pt"/>
    </style:style>
    <style:style style:name="ce14" style:family="table-cell" style:parent-style-name="Default" style:data-style-name="N0">
      <style:table-cell-properties fo:border="thin solid #000000" style:vertical-align="middle" fo:wrap-option="wrap" style:repeat-content="false"/>
      <style:paragraph-properties fo:text-align="justify"/>
      <style:text-properties fo:color="#000000" style:font-name="Times New Roman" style:font-name-asian="Times New Roman" style:font-name-complex="Times New Roman" fo:font-size="12pt" style:font-size-asian="12pt" style:font-size-complex="12pt"/>
    </style:style>
    <style:style style:name="ce15" style:family="table-cell" style:parent-style-name="Default" style:data-style-name="N0">
      <style:table-cell-properties fo:border="thin solid #000000" style:vertical-align="middle" fo:wrap-option="wrap" style:repeat-content="false"/>
      <style:paragraph-properties fo:text-align="center"/>
      <style:text-properties fo:color="#000000" style:font-name="Times New Roman" style:font-name-asian="Times New Roman" style:font-name-complex="Times New Roman" fo:font-size="12pt" style:font-size-asian="12pt" style:font-size-complex="12pt"/>
    </style:style>
    <style:style style:name="ce1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2pt" style:font-size-asian="12pt" style:font-size-complex="12pt"/>
    </style:style>
    <style:style style:name="ce17"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Times New Roman" style:font-name-asian="Times New Roman" style:font-name-complex="Times New Roman" fo:font-size="12pt" style:font-size-asian="12pt" style:font-size-complex="12pt"/>
    </style:style>
    <style:style style:name="ce18" style:family="table-cell" style:parent-style-name="Default" style:data-style-name="N0">
      <style:table-cell-properties fo:border="thin solid #000000" style:vertical-align="middle" fo:wrap-option="wrap" style:repeat-content="false"/>
      <style:paragraph-properties fo:text-align="center"/>
    </style:style>
    <style:style style:name="ce19" style:family="table-cell" style:parent-style-name="Default" style:data-style-name="N0">
      <style:table-cell-properties fo:border="thin solid #000000" style:vertical-align="middle" fo:wrap-option="wrap" style:repeat-content="false"/>
      <style:paragraph-properties fo:text-align="start" fo:margin-left="0cm"/>
    </style:style>
    <style:style style:name="ce20" style:family="table-cell" style:parent-style-name="Default" style:data-style-name="N0">
      <style:table-cell-properties fo:border="thin solid #000000" style:vertical-align="middle" style:repeat-content="false"/>
      <style:paragraph-properties fo:text-align="center"/>
    </style:style>
    <style:style style:name="ce21" style:family="table-cell" style:parent-style-name="Default" style:data-style-name="N3">
      <style:table-cell-properties fo:border="thin solid #000000" style:vertical-align="middle" fo:wrap-option="wrap" style:repeat-content="false"/>
      <style:paragraph-properties fo:text-align="center"/>
      <style:text-properties style:font-name="Times New Roman" style:font-name-asian="Times New Roman" style:font-name-complex="Times New Roman" fo:font-size="12pt" style:font-size-asian="12pt" style:font-size-complex="12pt"/>
    </style:style>
    <style:style style:name="ce22" style:family="table-cell" style:parent-style-name="Default" style:data-style-name="N0">
      <style:table-cell-properties fo:border="thin solid #000000" style:vertical-align="middle" fo:wrap-option="wrap" fo:background-color="#9BC2E6" style:repeat-content="false"/>
      <style:paragraph-properties fo:text-align="center"/>
      <style:text-properties fo:color="#000000" style:font-name="Times New Roman" style:font-name-asian="Times New Roman" style:font-name-complex="Times New Roman" fo:font-weight="bold" style:font-weight-asian="bold" style:font-weight-complex="bold"/>
    </style:style>
    <style:style style:name="ce23" style:family="table-cell" style:parent-style-name="Default" style:data-style-name="N0"/>
    <style:style style:name="ce24" style:family="table-cell" style:parent-style-name="Hiperv_237_nculo" style:data-style-name="N0">
      <style:table-cell-properties fo:border="thin solid #000000" style:vertical-align="automatic" fo:wrap-option="wrap"/>
      <style:text-properties fo:color="#800080" style:text-underline-style="solid" style:text-underline-type="single"/>
    </style:style>
    <style:style style:name="ce25" style:family="table-cell" style:parent-style-name="Hiperv_237_nculo" style:data-style-name="N0">
      <style:table-cell-properties fo:border="thin solid #000000" style:vertical-align="automatic" fo:wrap-option="wrap"/>
      <style:text-properties fo:color="#0000FF" style:text-underline-style="solid" style:text-underline-type="single"/>
    </style:style>
    <style:style style:name="ce26" style:family="table-cell" style:parent-style-name="Default" style:data-style-name="N0">
      <style:table-cell-properties style:vertical-align="automatic" fo:wrap-option="wrap"/>
    </style:style>
    <style:style style:name="ce27" style:family="table-cell" style:parent-style-name="Hiperv_237_nculo" style:data-style-name="N0">
      <style:table-cell-properties fo:border="thin solid #000000" style:vertical-align="automatic"/>
      <style:text-properties fo:color="#0000FF" style:text-underline-style="solid" style:text-underline-type="single"/>
    </style:style>
    <style:style style:name="ce28"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32833333333333cm"/>
    </style:style>
    <style:style style:name="co2" style:family="table-column">
      <style:table-column-properties fo:break-before="auto" style:column-width="8.255cm"/>
    </style:style>
    <style:style style:name="co3" style:family="table-column">
      <style:table-column-properties fo:break-before="auto" style:column-width="5.00944444444445cm"/>
    </style:style>
    <style:style style:name="co4" style:family="table-column">
      <style:table-column-properties fo:break-before="auto" style:column-width="3.93347222222222cm"/>
    </style:style>
    <style:style style:name="co5" style:family="table-column">
      <style:table-column-properties fo:break-before="auto" style:column-width="4.49791666666667cm"/>
    </style:style>
    <style:style style:name="co6" style:family="table-column">
      <style:table-column-properties fo:break-before="auto" style:column-width="3.40430555555556cm"/>
    </style:style>
    <style:style style:name="co7" style:family="table-column">
      <style:table-column-properties fo:break-before="auto" style:column-width="3.43958333333333cm"/>
    </style:style>
    <style:style style:name="co8" style:family="table-column">
      <style:table-column-properties fo:break-before="auto" style:column-width="5.59152777777778cm"/>
    </style:style>
    <style:style style:name="co9" style:family="table-column">
      <style:table-column-properties fo:break-before="auto" style:column-width="2.68111111111111cm"/>
    </style:style>
    <style:style style:name="co10" style:family="table-column">
      <style:table-column-properties fo:break-before="auto" style:column-width="2.80458333333333cm"/>
    </style:style>
    <style:style style:name="co11" style:family="table-column">
      <style:table-column-properties fo:break-before="auto" style:column-width="2.13430555555556cm"/>
    </style:style>
    <style:style style:name="ro1" style:family="table-row">
      <style:table-row-properties style:row-height="30pt" style:use-optimal-row-height="true" fo:break-before="auto"/>
    </style:style>
    <style:style style:name="ro2" style:family="table-row">
      <style:table-row-properties style:row-height="126pt" style:use-optimal-row-height="false" fo:break-before="auto"/>
    </style:style>
    <style:style style:name="ro3" style:family="table-row">
      <style:table-row-properties style:row-height="147pt" style:use-optimal-row-height="false" fo:break-before="auto"/>
    </style:style>
    <style:style style:name="ro4" style:family="table-row">
      <style:table-row-properties style:row-height="171.75pt" style:use-optimal-row-height="false" fo:break-before="auto"/>
    </style:style>
    <style:style style:name="ro5" style:family="table-row">
      <style:table-row-properties style:row-height="210pt" style:use-optimal-row-height="false" fo:break-before="auto"/>
    </style:style>
    <style:style style:name="ro6" style:family="table-row">
      <style:table-row-properties style:row-height="148.5pt" style:use-optimal-row-height="false" fo:break-before="auto"/>
    </style:style>
    <style:style style:name="ro7" style:family="table-row">
      <style:table-row-properties style:row-height="135.75pt" style:use-optimal-row-height="false" fo:break-before="auto"/>
    </style:style>
    <style:style style:name="ro8" style:family="table-row">
      <style:table-row-properties style:row-height="310.5pt" style:use-optimal-row-height="false" fo:break-before="auto"/>
    </style:style>
    <style:style style:name="ro9" style:family="table-row">
      <style:table-row-properties style:row-height="176.25pt" style:use-optimal-row-height="false" fo:break-before="auto"/>
    </style:style>
    <style:style style:name="ro10" style:family="table-row">
      <style:table-row-properties style:row-height="344.15pt" style:use-optimal-row-height="false" fo:break-before="auto"/>
    </style:style>
    <style:style style:name="ro11" style:family="table-row">
      <style:table-row-properties style:row-height="155pt" style:use-optimal-row-height="true" fo:break-before="auto"/>
    </style:style>
    <style:style style:name="ro12" style:family="table-row">
      <style:table-row-properties style:row-height="14.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Hoja1" table:style-name="ta1">
        <table:table-column table:style-name="co1" table:default-cell-style-name="ce3"/>
        <table:table-column table:style-name="co2" table:default-cell-style-name="ce4"/>
        <table:table-column table:style-name="co3" table:default-cell-style-name="ce5"/>
        <table:table-column table:style-name="co4" table:default-cell-style-name="ce6"/>
        <table:table-column table:style-name="co5" table:default-cell-style-name="ce7"/>
        <table:table-column table:style-name="co6" table:default-cell-style-name="ce7"/>
        <table:table-column table:style-name="co7" table:default-cell-style-name="ce7"/>
        <table:table-column table:style-name="co8" table:default-cell-style-name="ce1"/>
        <table:table-column table:style-name="co9" table:default-cell-style-name="ce7"/>
        <table:table-column table:style-name="co10" table:default-cell-style-name="ce1"/>
        <table:table-column table:style-name="co11" table:number-columns-repeated="16374" table:default-cell-style-name="ce1"/>
        <table:table-row table:style-name="ro1">
          <table:table-cell office:value-type="string" table:style-name="ce8">
            <text:p>ACCIÓN</text:p>
          </table:table-cell>
          <table:table-cell office:value-type="string" table:style-name="ce9">
            <text:p>OBJETIVO DEL CONVENIO / GESTIÓN</text:p>
          </table:table-cell>
          <table:table-cell office:value-type="string" table:style-name="ce9">
            <text:p>INSTITUCIONES</text:p>
          </table:table-cell>
          <table:table-cell office:value-type="string" table:style-name="ce9">
            <text:p>PLAZO DEL CONVENIO</text:p>
          </table:table-cell>
          <table:table-cell office:value-type="string" table:style-name="ce9">
            <text:p>TOTAL DE BENEFICIARIOS</text:p>
          </table:table-cell>
          <table:table-cell office:value-type="string" table:style-name="ce9">
            <text:p>BENEFICIARIO FEMENINO</text:p>
          </table:table-cell>
          <table:table-cell office:value-type="string" table:style-name="ce9">
            <text:p>BENEFICIARIO MASCULINO</text:p>
          </table:table-cell>
          <table:table-cell office:value-type="string" table:style-name="ce9">
            <text:p>NOMBRE DE PUEBLOS BENEFICIARIO</text:p>
          </table:table-cell>
          <table:table-cell office:value-type="string" table:style-name="ce9">
            <text:p>FECHA DE VIGENCIA</text:p>
          </table:table-cell>
          <table:table-cell office:value-type="string" table:style-name="ce22">
            <text:p>URL DESCARGA</text:p>
          </table:table-cell>
          <table:table-cell table:style-name="ce23"/>
          <table:table-cell table:number-columns-repeated="16373"/>
        </table:table-row>
        <table:table-row table:style-name="ro2">
          <table:table-cell office:value-type="string" table:style-name="ce10">
            <text:p>Convenio Marco</text:p>
          </table:table-cell>
          <table:table-cell office:value-type="string" table:style-name="ce11">
            <text:p>Desarrollar planes, programas y proyectos entre las partes para estudiantes de los Pueblos y Nacionalidades, Afroecuatorianos y Montubios del Ecuador para que gocen de accesibilidad a desarrollar sus estudios en las diferentes carreras de conformidad con su pertinencia académica, social y cultural</text:p>
          </table:table-cell>
          <table:table-cell office:value-type="string" table:style-name="ce12">
            <text:p>Tecnológico Universitario de Cine y Actuación INCINE y la Secretaría de Gestión y Desarrollo de Pueblos y Nacionalidades (SGDPN)</text:p>
          </table:table-cell>
          <table:table-cell office:value-type="string" table:style-name="ce10">
            <text:p>Años: cinco (5)</text:p>
          </table:table-cell>
          <table:table-cell office:value-type="string" table:style-name="ce13">
            <text:p>Por definir:<text:s/></text:p>
            <text:p>Responde a los proyectos y programas a desarrollar</text:p>
          </table:table-cell>
          <table:table-cell office:value-type="string" table:style-name="ce14">
            <text:p>Por definir</text:p>
          </table:table-cell>
          <table:table-cell office:value-type="string" table:style-name="ce14">
            <text:p>Por definir</text:p>
          </table:table-cell>
          <table:table-cell office:value-type="string" table:style-name="ce12">
            <text:p>Jóvenes estudiantes de los diferentes Pueblos y Nacionalidades del Ecuador vinculados a los proyectos<text:span text:style-name="T2"><text:s/>y<text:s/></text:span>programas a desarrollarse en el marco del convenio</text:p>
          </table:table-cell>
          <table:table-cell office:value-type="string" table:style-name="ce13">
            <text:p><text:span text:style-name="T1">2021</text:span></text:p>
            <text:p>Desde:<text:s/></text:p>
            <text:p>29 de noviembre 2021<text:s/></text:p>
            <text:p>Hasta: 29 de noviembre de 2026</text:p>
          </table:table-cell>
          <table:table-cell office:value-type="string" table:style-name="ce24">
            <text:p><text:a xlink:href="https://drive.google.com/drive/folders/1YDOIXMot4oMn81AZjq_aG4NeX1sjFVij?usp=sharing">https://drive.google.com/drive/folders/1YDOIXMot4oMn81AZjq_aG4NeX1sjFVij?usp=sharing</text:a></text:p>
          </table:table-cell>
          <table:table-cell table:style-name="ce23"/>
          <table:table-cell table:number-columns-repeated="16373"/>
        </table:table-row>
        <table:table-row table:style-name="ro3">
          <table:table-cell office:value-type="string" table:style-name="ce10">
            <text:p>Convenio Marco</text:p>
          </table:table-cell>
          <table:table-cell office:value-type="string" table:style-name="ce11">
            <text:p>Establecer una alianza estratégica entre las dos instituciones, para desarrollar planes, programas, proyectos e investigación de acuerdo a la pertinencia académica, social y cultural basada en los objetivos estratégicos de la UTEG y de la SGDPN.</text:p>
          </table:table-cell>
          <table:table-cell office:value-type="string" table:style-name="ce11">
            <text:p>Universidad Tecnológica Empresarial de Guayaquil, (UTEG) y la Secretaría de Gestión y Desarrollo de Pueblos y Nacionalidades (SGDPN)</text:p>
          </table:table-cell>
          <table:table-cell office:value-type="string" table:style-name="ce10">
            <text:p>Años: <text:s/>cinco (5)</text:p>
          </table:table-cell>
          <table:table-cell office:value-type="string" table:style-name="ce13">
            <text:p>Por definir:<text:s/></text:p>
            <text:p>Responde a los planes, programas, proyectos e investigacione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1">
            <text:p>Jóvenes estudiantes, docentes y público en general miembros de los diferentes Pueblos y Nacionalidades del Ecuador vinculados a los planes, programas, proyectos e investigaciones a desarrollarse en el marco del convenio</text:p>
          </table:table-cell>
          <table:table-cell office:value-type="string" table:style-name="ce13">
            <text:p><text:span text:style-name="T1">2021</text:span></text:p>
            <text:p>Desde: 23 de noviembre de 2021</text:p>
            <text:p>Hasta: 23 de noviembre de 2026</text:p>
          </table:table-cell>
          <table:table-cell office:value-type="string" table:style-name="ce25">
            <text:p><text:a xlink:href="https://drive.google.com/drive/folders/1YDOIXMot4oMn81AZjq_aG4NeX1sjFVij?usp=sharing">https://drive.google.com/drive/folders/1YDOIXMot4oMn81AZjq_aG4NeX1sjFVij?usp=sharing</text:a></text:p>
          </table:table-cell>
          <table:table-cell table:style-name="ce26"/>
          <table:table-cell table:number-columns-repeated="16373" table:style-name="ce2"/>
        </table:table-row>
        <table:table-row table:style-name="ro3">
          <table:table-cell office:value-type="string" table:style-name="ce15">
            <text:p>Convenio Marco</text:p>
          </table:table-cell>
          <table:table-cell office:value-type="string" table:style-name="ce11">
            <text:p>Establecer, coordinar y delinear los mecanismos que permitan a las dos instituciones realizar actividades en estudios de sistemas de riego, de agua potable y capacitación, mismas que estén inmersas en Pueblos y Nacionalidades, con énfasis en el pueblo Puruhá de la provincia de Chimborazo</text:p>
          </table:table-cell>
          <table:table-cell office:value-type="string" table:style-name="ce12">
            <text:p>Universidad Nacional de Chimborazo (UNACH) y la Secretaría de Gestión y Desarrollo de Pueblos y Nacionalidades (SGDPN)</text:p>
          </table:table-cell>
          <table:table-cell office:value-type="string" table:style-name="ce10">
            <text:p>Años: <text:s/>dos (2)<text:s/></text:p>
          </table:table-cell>
          <table:table-cell office:value-type="string" table:style-name="ce13">
            <text:p>Por definir:<text:s/></text:p>
            <text:p>Responde a los proyectos e intercambios <text:s/>a desarrollar</text:p>
          </table:table-cell>
          <table:table-cell office:value-type="string" table:style-name="ce13">
            <text:p>Por definir<text:s/></text:p>
          </table:table-cell>
          <table:table-cell office:value-type="string" table:style-name="ce13">
            <text:p>Por definir</text:p>
          </table:table-cell>
          <table:table-cell office:value-type="string" table:style-name="ce11">
            <text:p>Jóvenes estudiantes, docentes y público en general miembros de los diferentes Pueblos y Nacionalidades, en especial el Puruhá vinculados a los proyectos e intercambios a desarrollarse en el marco del convenio</text:p>
          </table:table-cell>
          <table:table-cell office:value-type="string" table:style-name="ce13">
            <text:p><text:span text:style-name="T1">2022</text:span></text:p>
            <text:p>Desde:11 de febrero de 2022<text:s/></text:p>
            <text:p>Hasta: 11 de febrero de 2024</text:p>
          </table:table-cell>
          <table:table-cell office:value-type="string" table:style-name="ce25">
            <text:p><text:a xlink:href="https://drive.google.com/drive/folders/1YDOIXMot4oMn81AZjq_aG4NeX1sjFVij?usp=sharing">https://drive.google.com/drive/folders/1YDOIXMot4oMn81AZjq_aG4NeX1sjFVij?usp=sharing</text:a></text:p>
          </table:table-cell>
          <table:table-cell table:style-name="ce26"/>
          <table:table-cell table:number-columns-repeated="16373" table:style-name="ce2"/>
        </table:table-row>
        <table:table-row table:style-name="ro4">
          <table:table-cell office:value-type="string" table:style-name="ce10">
            <text:p>Convenio Marco</text:p>
          </table:table-cell>
          <table:table-cell office:value-type="string" table:style-name="ce16">
            <text:p>Fortalecer la cooperación interinstitucional, con la finalidad de formular, diseñar e implementar proyectos de investigación, vinculación y de titulación, así como programas o eventos de carácter académicos de interés para ambas instituciones, y otro tipo de actividad que la necesidad lo amerite, en el ámbito de asegurar los derechos de igualdad, identidad y no discriminación de Pueblos y Nacionalidades</text:p>
          </table:table-cell>
          <table:table-cell office:value-type="string" table:style-name="ce11">
            <text:p>Escuela Politécnica Nacional (EPN) y la Secretaría de Gestión y Desarrollo de Pueblos y Nacionalidades (SGDPN)<text:s/></text:p>
          </table:table-cell>
          <table:table-cell office:value-type="string" table:style-name="ce17">
            <text:p>Años: <text:s/>dos (2)</text:p>
          </table:table-cell>
          <table:table-cell office:value-type="string" table:style-name="ce13">
            <text:p>Por definir:<text:s/></text:p>
            <text:p>Responde a los proyectos, programas y vinculación <text:s text:c="2"/>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relacionados a los proyectos, programas y vinculación a desarrollarse en el marco del convenio</text:p>
          </table:table-cell>
          <table:table-cell office:value-type="string" table:style-name="ce13">
            <text:p><text:span text:style-name="T1">2022</text:span></text:p>
            <text:p>Desde: 25 de mayo de 2022</text:p>
            <text:p>Hasta: 25 de mayo de 2024</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style-name="ro5">
          <table:table-cell office:value-type="string" table:style-name="ce10">
            <text:p>Convenio Marco</text:p>
          </table:table-cell>
          <table:table-cell office:value-type="string" table:style-name="ce16">
            <text:p>Colaboración y cooperación institucional entre las partes, aunar esfuerzos y establecer mecanismos de actuación conjunta en los ámbitos de sus competencias para el desarrollo de programas y proyectos de mutuo interés por su trascendencia técnica, asistencia social y productiva, que redunden en beneficio de los Pueblos y Nacionalidades y sus organizaciones representativas, asegurando el máximo aprovechamiento del recurso humano, de la infraestructura, del equipo y del conocimiento con que cuenta cada una de las instituciones</text:p>
          </table:table-cell>
          <table:table-cell office:value-type="string" table:style-name="ce16">
            <text:p>Fundación Amawta Yachay (FUNAY) y la Secretaría de Gestión y Desarrollo de Pueblos y Nacionalidades (SGDPN)</text:p>
          </table:table-cell>
          <table:table-cell office:value-type="string" table:style-name="ce17">
            <text:p>Años: <text:s/>cinco (5)</text:p>
          </table:table-cell>
          <table:table-cell office:value-type="string" table:style-name="ce13">
            <text:p>Por definir:<text:s/></text:p>
            <text:p>Responde a los intercambios, proyectos y programa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vinculados a los intercambios, proyectos y programas a desarrollarse en el marco del convenio</text:p>
          </table:table-cell>
          <table:table-cell office:value-type="string" table:style-name="ce13">
            <text:p>2022</text:p>
            <text:p>Desde: 18 de agosto de 2022</text:p>
            <text:p>Hasta: 18 de agosto de 2027</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style-name="ce23"/>
          <table:table-cell table:number-columns-repeated="16373"/>
        </table:table-row>
        <table:table-row table:style-name="ro6">
          <table:table-cell office:value-type="string" table:style-name="ce10">
            <text:p>Convenio Marco<text:s/></text:p>
          </table:table-cell>
          <table:table-cell office:value-type="string" table:style-name="ce16">
            <text:p>Coordinar de acuerdo a la pertinencia social y cultural, la ejecución de capacitaciones y certificaciones de competencias laborales, fundamentada en los objetivos estratégicos del (SECAP) y la (SGDPN)</text:p>
          </table:table-cell>
          <table:table-cell office:value-type="string" table:style-name="ce16">
            <text:p>Servicio Ecuatoriano de Capacitación Profesional (SECAP) y la Secretaría de Gestión y Desarrollo de Pueblos y Nacionalidades (SGDPN)</text:p>
          </table:table-cell>
          <table:table-cell office:value-type="string" table:style-name="ce17">
            <text:p>Años: <text:s/>dos (2)</text:p>
          </table:table-cell>
          <table:table-cell office:value-type="string" table:style-name="ce13">
            <text:p>Por definir:<text:s/></text:p>
            <text:p>Responde a los intercambios, capacitaciones a desarrollar</text:p>
            <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capacitadores y público en general miembros de los diferentes Pueblos y Nacionalidades del Ecuador vinculados a los intercambios y capacitaciones a desarrollarse en el marco del convenio</text:p>
          </table:table-cell>
          <table:table-cell office:value-type="string" table:style-name="ce13">
            <text:p><text:span text:style-name="T1">2022</text:span></text:p>
            <text:p>Desde: 23 de agosto de 2022</text:p>
            <text:p>Hasta: 23 de agosto de 2024</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style-name="ce23"/>
          <table:table-cell table:number-columns-repeated="16373"/>
        </table:table-row>
        <table:table-row table:style-name="ro7">
          <table:table-cell office:value-type="string" table:style-name="ce10">
            <text:p>Convenio Marco</text:p>
          </table:table-cell>
          <table:table-cell office:value-type="string" table:style-name="ce16">
            <text:p>Establecer vínculos de coordinación, cooperación y apoyo mutuo en temas de interés común, relativos al desarrollo de actividades de formación, capacitación e investigación académica, conforme el ámbito de acción y competencia de cada una de las partes</text:p>
          </table:table-cell>
          <table:table-cell office:value-type="string" table:style-name="ce16">
            <text:p>Instituto de Altos Estudios Nacionales (IAEN) y la Secretaría de Gestión y Desarrollo de Pueblos y Nacionalidades (SGDPN)</text:p>
          </table:table-cell>
          <table:table-cell office:value-type="string" table:style-name="ce17">
            <text:p>Años: <text:s/>cinco (5)</text:p>
          </table:table-cell>
          <table:table-cell office:value-type="string" table:style-name="ce13">
            <text:p>Por definir:<text:s/></text:p>
            <text:p>Responde a las actividades y estrategia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vinculados a las actividades y estrategias a desarrollarse en el marco del convenio</text:p>
          </table:table-cell>
          <table:table-cell office:value-type="string" table:style-name="ce13">
            <text:p><text:span text:style-name="T1">2022</text:span></text:p>
            <text:p>Desde: 29 de agosto de 2022</text:p>
            <text:p>Hasta: 29 de agosto de 2027</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style-name="ce23"/>
          <table:table-cell table:number-columns-repeated="16373"/>
        </table:table-row>
        <table:table-row table:style-name="ro3">
          <table:table-cell office:value-type="string" table:style-name="ce10">
            <text:p>Convenio de Vinculación con la sociedad</text:p>
          </table:table-cell>
          <table:table-cell office:value-type="string" table:style-name="ce16">
            <text:p>Coordinar actividades conjuntas para la implementación del proyecto de vinculación con la comunidad establecido por el Instituto referente a la planificación y ejecución de talleres de capacitación, asesoramiento técnico y trabajo comunitario (instalación, mantenimiento y reparación), a los grupos sociales adheridos al trabajo de la SGDPN</text:p>
          </table:table-cell>
          <table:table-cell office:value-type="string" table:style-name="ce16">
            <text:p>Instituto Superior Tecnológico Central Técnico-(ISTCT) y la Secretaría de Gestión y Desarrollo de Pueblos y Nacionalidades (SGDPN)</text:p>
          </table:table-cell>
          <table:table-cell office:value-type="string" table:style-name="ce17">
            <text:p>Años: <text:s/>dos (2)</text:p>
          </table:table-cell>
          <table:table-cell office:value-type="string" table:style-name="ce13">
            <text:p>Por definir:<text:s/></text:p>
            <text:p>Responde a los proyectos, actividades y vinculacione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vinculados a los proyectos, actividades y vinculaciones a desarrollarse en el marco del convenio</text:p>
          </table:table-cell>
          <table:table-cell office:value-type="string" table:style-name="ce13">
            <text:p><text:span text:style-name="T1">2022</text:span></text:p>
            <text:p>Desde: 2 de noviembre de 2022</text:p>
            <text:p>Hasta: 2 de noviembre de 2024</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style-name="ro8">
          <table:table-cell office:value-type="string" table:style-name="ce10">
            <text:p>Convenio Marco</text:p>
          </table:table-cell>
          <table:table-cell office:value-type="string" table:style-name="ce16">
            <text:p>Establecer las bases y mecanismos generales de colaboración, para la realización de actividades conjuntas encaminadas a la realización de prácticas preprofesionales, proyectos de servicio a la comunidad, desarrollo de trabajos de titulación, educación continua, formación académica, capacitación profesional para el desarrollo de la ciencia, tecnología, innovación, investigación, con vista al avance del conocimiento en todas aquellas áreas de coincidencia de sus finalidades e intereses institucionales, mediante la planeación, programación y realización de las acciones de colaboración, proyectos e intercambio y apoyo mutuo que beneficien a las partes y de conformidad con los requerimientos del desarrollo académico, científico, tecnológico y social de las instituciones</text:p>
          </table:table-cell>
          <table:table-cell office:value-type="string" table:style-name="ce16">
            <text:p>Universidad YACHAY-Tech y la Secretaría de Gestión y Desarrollo de Pueblos y Nacionalidades (SGDPN)</text:p>
          </table:table-cell>
          <table:table-cell office:value-type="string" table:style-name="ce17">
            <text:p>Años: cinco (5)</text:p>
          </table:table-cell>
          <table:table-cell office:value-type="string" table:style-name="ce13">
            <text:p>Por definir:<text:s/></text:p>
            <text:p>Responde a los proyectos, actividades y vinculacione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relacionados a los proyectos/actividades y vinculaciones a desarrollarse en el marco del convenio</text:p>
          </table:table-cell>
          <table:table-cell office:value-type="string" table:style-name="ce13">
            <text:p><text:span text:style-name="T1">2022</text:span></text:p>
            <text:p>Desde: 7 de diciembre de 2022</text:p>
            <text:p>Hasta: 7 de diciembre de 2027</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style-name="ro9">
          <table:table-cell office:value-type="string" table:style-name="ce10">
            <text:p>Convenio Marco<text:s/></text:p>
          </table:table-cell>
          <table:table-cell office:value-type="string" table:style-name="ce16">
            <text:p>Establecer un marco amplio de colaboración y cooperación interinstitucional entre LAS PARTES, para trabajar en actividades de desarrollo académico, científico y cultural, en beneficio de estudiantes, docentes y organizaciones de la comunidad, asegurando el máximo aprovechamiento del recurso humano, infraestructura, equipos y conocimiento con que cuenta cada una de las instituciones</text:p>
          </table:table-cell>
          <table:table-cell office:value-type="string" table:style-name="ce16">
            <text:p>La Universidad Intercultural de las Nacionalidades y Pueblos Indígenas AMAWTAY WASI y la Secretaría de Gestión y Desarrollo de Pueblos y Nacionalidades (SGDPN)</text:p>
          </table:table-cell>
          <table:table-cell office:value-type="string" table:style-name="ce17">
            <text:p>Años: uno (1)</text:p>
          </table:table-cell>
          <table:table-cell office:value-type="string" table:style-name="ce13">
            <text:p>Por definir:<text:s/></text:p>
            <text:p>Responde a la cooperación y actividades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vinculados a la cooperación y actividades a desarrollarse en el marco del convenio</text:p>
          </table:table-cell>
          <table:table-cell office:value-type="string" table:style-name="ce13">
            <text:p><text:span text:style-name="T1">2023</text:span></text:p>
            <text:p>Desde: 20 de marzo de 2023</text:p>
            <text:p>Hasta: 20 de marzo de 2024</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style-name="ro10">
          <table:table-cell office:value-type="string" table:style-name="ce10">
            <text:p>Convenio Específico</text:p>
          </table:table-cell>
          <table:table-cell office:value-type="string" table:style-name="ce16">
            <text:p>Proveer a las y los estudiantes de todas las carreras que oferta la UINPIAW, la posibilidad de realizar actividades de investigación, desarrollo académico y prácticas preprofesionales y actividades de vinculación con la sociedad en la SGDPN, bajo la metodología diseñada en el Modelo Pedagógico de la Universidad, y que corresponde al campo formativo “Comunidad en Acción”. Las actividades de vinculación y prácticas preprofesionales se realizarán mediante los denominados “Desafíos Comunitarios”. Estos son proyectos de investigación-acción, que se ejecutan por parte de Colectivos de Aprendizaje integrados por estudiantes, docentes y miembros de la comunidad participante, en los ámbitos que se identifiquen y seleccionen de mutuo acuerdo entre LAS PARTES, en respuesta a las demandas sociales</text:p>
          </table:table-cell>
          <table:table-cell office:value-type="string" table:style-name="ce16">
            <text:p>La Universidad Intercultural de las Nacionalidades y Pueblos Indígenas AMAWTAY WASI y la Secretaría de Gestión y Desarrollo de Pueblos y Nacionalidades (SGDPN)</text:p>
          </table:table-cell>
          <table:table-cell office:value-type="string" table:style-name="ce17">
            <text:p>Años: uno (1)</text:p>
          </table:table-cell>
          <table:table-cell office:value-type="string" table:style-name="ce13">
            <text:p>Por definir:<text:s/></text:p>
            <text:p>Responde a las actividades, proyectos <text:s/>y vinculaciones con la sociedad a desarrollar</text:p>
          </table:table-cell>
          <table:table-cell office:value-type="string" table:style-name="ce13">
            <text:p>Por definir<text:s/></text:p>
          </table:table-cell>
          <table:table-cell office:value-type="string" table:style-name="ce13">
            <text:p>Por definir</text:p>
          </table:table-cell>
          <table:table-cell office:value-type="string" table:style-name="ce16">
            <text:p>Jóvenes estudiantes, docentes y público en general miembros de los diferentes Pueblos y Nacionalidades del Ecuador que se integren a las actividades, proyectos y vinculaciones con la sociedad a desarrollarse en el marco del convenio</text:p>
          </table:table-cell>
          <table:table-cell office:value-type="string" table:style-name="ce13">
            <text:p><text:span text:style-name="T1">2023</text:span></text:p>
            <text:p>Desde: 20 de marzo de 2023</text:p>
            <text:p>Hasta: 20 de marzo de 2024</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style-name="ro11">
          <table:table-cell office:value-type="string" table:style-name="ce18">
            <text:p>Convenio Específico</text:p>
          </table:table-cell>
          <table:table-cell office:value-type="string" table:style-name="ce19">
            <text:p>Establecer lineamientos generales que permitan realizar el intercambio de experiencias sobre programas y acciones que puedan llegar a ser comunes en la lucha contra la discriminación racial, la estructuración de planes de etno-desarrollo, el Decenio Internacional Afrodescendiente, la normatividad y políticas públicas para comunidades u poblaciones afrodescendientes.</text:p>
          </table:table-cell>
          <table:table-cell office:value-type="string" table:style-name="ce16">
            <text:p>Memorando de Entendimiento de Cooperación Internacional entre la Secretaría de Gestión y Desarrollo de Pueblos y Nacionalidades de la República de Ecuador y el Ministerio del Interior de la República de Colombia</text:p>
          </table:table-cell>
          <table:table-cell office:value-type="string" table:style-name="ce20">
            <text:p>Años: dos (2)</text:p>
          </table:table-cell>
          <table:table-cell office:value-type="string" table:style-name="ce21">
            <text:p>343.097 habitantes del Pueblo Afrodescendiente de la Zona de Integración Fronteriza (Esmeraldas, Carchi, Sucumbíos, Imbabura)</text:p>
          </table:table-cell>
          <table:table-cell office:value-type="float" office:value="163869" table:style-name="ce21">
            <text:p>163.869</text:p>
          </table:table-cell>
          <table:table-cell office:value-type="float" office:value="119228" table:style-name="ce21">
            <text:p>119.228</text:p>
          </table:table-cell>
          <table:table-cell office:value-type="string" table:style-name="ce16">
            <text:p>Pueblo Afrodescendiente de frontera norte</text:p>
          </table:table-cell>
          <table:table-cell office:value-type="string" table:style-name="ce28">
            <text:p>2023<text:span text:style-name="T2"/></text:p>
            <text:p><text:span text:style-name="T2">Desde: 16 de noviembre de 2023<text:s/></text:span></text:p>
            <text:p><text:span text:style-name="T2">Hasta: 31 de diciembre de 2025</text:span></text:p>
          </table:table-cell>
          <table:table-cell office:value-type="string" table:style-name="ce27">
            <text:p><text:a xlink:href="https://drive.google.com/drive/folders/1YDOIXMot4oMn81AZjq_aG4NeX1sjFVij?usp=sharing">https://drive.google.com/drive/folders/1YDOIXMot4oMn81AZjq_aG4NeX1sjFVij?usp=sharing</text:a></text:p>
          </table:table-cell>
          <table:table-cell table:number-columns-repeated="16374" table:style-name="ce1"/>
        </table:table-row>
        <table:table-row table:number-rows-repeated="1048563" table:style-name="ro12">
          <table:table-cell table:number-columns-repeated="16384"/>
        </table:table-row>
      </table:table>
      <table:database-ranges>
        <table:database-range table:target-range-address="Hoja1.A1:Hoja1.J1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imes New Roman" svg:font-family="&quot;Times New Roman&quot;"/>
  </office:font-face-decls>
  <office:styles>
    <number:number-style style:name="N0">
      <number:number number:min-integer-digits="1"/>
    </number:number-style>
    <number:number-style style:name="N3">
      <number:number number:decimal-places="0" number:min-integer-digits="1" number:grouping="true"/>
    </number:number-style>
    <style:style style:name="Hiperv_237_nculo" style:display-name="Hipervínculo"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ilvia Umajinga</meta:initial-creator>
    <dc:creator>Daniel Riera</dc:creator>
    <meta:creation-date>2023-06-16T14:22:00Z</meta:creation-date>
    <dc:date>2024-01-15T21:41:58Z</dc:date>
    <meta:user-defined meta:name="ICV">98B13743295D46F8B681C88EA187945A_13</meta:user-defined>
    <meta:user-defined meta:name="KSOProductBuildVer">1033-12.2.0.13359</meta:user-defined>
  </office:meta>
</office:document-meta>
</file>